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text-underline-style="solid" style:text-underline-width="auto" style:text-underline-color="font-color" officeooo:rsid="0018c9b8" officeooo:paragraph-rsid="0018c9b8" style:font-style-asian="italic" style:font-style-complex="italic"/>
    </style:style>
    <style:style style:name="P2" style:family="paragraph" style:parent-style-name="Text_20_body">
      <style:text-properties officeooo:paragraph-rsid="0018c9b8"/>
    </style:style>
    <style:style style:name="P3" style:family="paragraph" style:parent-style-name="Text_20_body">
      <style:text-properties style:font-name="Comic Sans MS" fo:font-style="normal" style:text-underline-style="solid" style:text-underline-width="auto" style:text-underline-color="font-color" fo:font-weight="bold" officeooo:rsid="0018c9b8" officeooo:paragraph-rsid="0018c9b8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style:font-name="Liberation Serif" fo:font-size="14pt" style:text-underline-style="none" officeooo:rsid="0018c9b8" officeooo:paragraph-rsid="0018c9b8" style:font-size-asian="14pt" style:font-size-complex="14pt"/>
    </style:style>
    <style:style style:name="P5" style:family="paragraph" style:parent-style-name="Text_20_body">
      <style:text-properties style:font-name="Liberation Serif" fo:font-size="14pt" style:text-underline-style="none" fo:font-weight="normal" officeooo:rsid="001cf477" officeooo:paragraph-rsid="001cf477" style:font-size-asian="14pt" style:font-weight-asian="normal" style:font-size-complex="14pt" style:font-weight-complex="normal"/>
    </style:style>
    <style:style style:name="P6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rsid="001cf477" officeooo:paragraph-rsid="001cf477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text-underline-style="none" officeooo:paragraph-rsid="0018c9b8"/>
    </style:style>
    <style:style style:name="P8" style:family="paragraph" style:parent-style-name="Text_20_body">
      <style:text-properties fo:font-size="14pt" style:text-underline-style="none" officeooo:rsid="0018c9b8" officeooo:paragraph-rsid="0018c9b8" style:font-size-asian="14pt" style:font-size-complex="14pt"/>
    </style:style>
    <style:style style:name="P9" style:family="paragraph" style:parent-style-name="Text_20_body">
      <style:text-properties fo:font-size="14pt" style:text-underline-style="none" officeooo:rsid="0018c9b8" officeooo:paragraph-rsid="00195833" style:font-size-asian="14pt" style:font-size-complex="14pt"/>
    </style:style>
    <style:style style:name="P10" style:family="paragraph" style:parent-style-name="Text_20_body">
      <style:text-properties fo:font-size="14pt" style:text-underline-style="none" officeooo:rsid="0018c9b8" officeooo:paragraph-rsid="001b5007" style:font-size-asian="14pt" style:font-size-complex="14pt"/>
    </style:style>
    <style:style style:name="P11" style:family="paragraph" style:parent-style-name="Text_20_body">
      <style:text-properties fo:font-size="14pt" style:text-underline-style="none" fo:font-weight="normal" officeooo:rsid="001b5007" officeooo:paragraph-rsid="001b5007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style:text-underline-style="none" fo:font-weight="normal" officeooo:rsid="001cf477" officeooo:paragraph-rsid="001cf477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style:text-underline-style="solid" style:text-underline-width="auto" style:text-underline-color="font-color" fo:font-weight="bold" officeooo:rsid="00195833" officeooo:paragraph-rsid="00195833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paragraph-rsid="001cf477"/>
    </style:style>
    <style:style style:name="P15" style:family="paragraph" style:parent-style-name="Text_20_body">
      <style:text-properties style:text-line-through-style="none" style:text-line-through-type="none" style:font-name="Liberation Serif" fo:font-size="14pt" style:text-underline-style="none" fo:font-weight="normal" officeooo:rsid="001cf477" officeooo:paragraph-rsid="001cf477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text-line-through-style="none" style:text-line-through-type="none" style:font-name="Liberation Serif" fo:font-size="14pt" style:text-underline-style="none" fo:font-weight="normal" officeooo:rsid="001d21bb" officeooo:paragraph-rsid="001d21bb" style:font-size-asian="14pt" style:font-weight-asian="normal" style:font-size-complex="14pt" style:font-weight-complex="normal"/>
    </style:style>
    <style:style style:name="P17" style:family="paragraph" style:parent-style-name="Title">
      <style:text-properties fo:font-style="italic" style:text-underline-style="solid" style:text-underline-width="auto" style:text-underline-color="font-color" officeooo:rsid="0018c9b8" officeooo:paragraph-rsid="0018c9b8" style:font-style-asian="italic" style:font-style-complex="italic"/>
    </style:style>
    <style:style style:name="P18" style:family="paragraph" style:parent-style-name="Heading_20_1">
      <style:text-properties officeooo:rsid="0018c9b8" officeooo:paragraph-rsid="0018c9b8"/>
    </style:style>
    <style:style style:name="P19" style:family="paragraph" style:parent-style-name="Heading_20_3">
      <style:text-properties style:text-underline-style="solid" style:text-underline-width="auto" style:text-underline-color="font-color" officeooo:rsid="0018c9b8" officeooo:paragraph-rsid="0018c9b8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Comic Sans MS" fo:font-style="normal" style:text-underline-style="none" fo:font-weight="bold" officeooo:rsid="0018c9b8" style:font-style-asian="normal" style:font-weight-asian="bold" style:font-style-complex="normal" style:font-weight-complex="bold"/>
    </style:style>
    <style:style style:name="T4" style:family="text">
      <style:text-properties style:font-name="Comic Sans M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officeooo:rsid="00195833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officeooo:rsid="001b5007" style:font-weight-asian="bold" style:font-weight-complex="bold"/>
    </style:style>
    <style:style style:name="T8" style:family="text">
      <style:text-properties officeooo:rsid="00195833"/>
    </style:style>
    <style:style style:name="T9" style:family="text">
      <style:text-properties fo:font-variant="normal" fo:text-transform="none" fo:color="#222222" style:font-name="sans-serif" fo:letter-spacing="normal" fo:font-style="normal"/>
    </style:style>
    <style:style style:name="T10" style:family="text">
      <style:text-properties fo:font-variant="normal" fo:text-transform="none" fo:color="#222222" fo:letter-spacing="normal" fo:font-style="normal"/>
    </style:style>
    <style:style style:name="T11" style:family="text">
      <style:text-properties fo:font-variant="normal" fo:text-transform="none" fo:color="#222222" fo:letter-spacing="normal" fo:font-style="normal" officeooo:rsid="001e6a37"/>
    </style:style>
    <style:style style:name="T12" style:family="text">
      <style:text-properties fo:font-variant="normal" fo:text-transform="none" fo:color="#222222" fo:letter-spacing="normal" fo:font-style="normal" officeooo:rsid="001e9043"/>
    </style:style>
    <style:style style:name="T13" style:family="text">
      <style:text-properties fo:font-size="14pt" style:text-underline-style="solid" style:text-underline-width="auto" style:text-underline-color="font-color" fo:font-weight="bold" officeooo:rsid="001cf477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ct Report</text:p>
      <text:p text:style-name="P1"><text:span text:style-name="T2"><text:tab/><text:tab/><text:tab/><text:tab/><text:tab/><text:tab/><text:tab/><text:tab/><text:tab/><text:tab/><text:tab/></text:span><text:span text:style-name="T4">Team 27</text:span></text:p>
      <text:p text:style-name="P3"><text:span text:style-name="T1"><text:tab/><text:tab/><text:tab/><text:tab/><text:tab/><text:tab/><text:tab/><text:tab/><text:tab/><text:tab/><text:tab/>B.Krishna Vinay<text:tab/><text:tab/><text:tab/><text:tab/><text:tab/><text:tab/><text:tab/><text:tab/><text:tab/><text:tab/><text:tab/><text:tab/>P.L,S.Sreedhar</text:span></text:p>
      <text:p text:style-name="P2"><text:span text:style-name="T3"><text:tab/><text:tab/><text:tab/><text:tab/><text:tab/><text:tab/><text:tab/><text:tab/><text:tab/><text:tab/><text:tab/>G.Sai Sriragh</text:span></text:p>
      <text:h text:style-name="P18" text:outline-level="1"><text:span text:style-name="T6">Joint Modeling of POS and Chunking</text:span></text:h>
      <text:p text:style-name="P7"/>
      <text:p text:style-name="P4">Our project is Joint modeling <text:s/>of Pos tagging and chunking.</text:p>
      <text:h text:style-name="P19" text:outline-level="3">Goal</text:h>
      <text:p text:style-name="P8">In this project, our goal is to <text:s/>chunk sentences and <text:s/>to do that we need tag-sequence of the entire sentence which we can obtain from the pos part.</text:p>
      <text:p text:style-name="P13">POS tagging</text:p>
      <text:p text:style-name="P9">First we <text:span text:style-name="T8">take a sentence and obtain parts <text:s/>of speech of that sentence using Hidden Markov Model (HMM). We take a large amount of sentences from brown corpus to train and <text:s/>give each sentence to generate maximum possible Emission probabilities for the given sentence. We take this tag-sequence and then input this along with the sentence to the Chunking part.</text:span></text:p>
      <text:p text:style-name="P10"><text:span text:style-name="T5">Note</text:span><text:span text:style-name="T8">: <text:s/>In this pos part, since running pos will take all day we already executed it once for 250 sentences which took a long time. We then generated files for each tag and based <text:s/>on the frequency of nouns/pronouns or any parts of speech for that matter we decided which file to consider for each parts of speech.</text:span></text:p>
      <text:p text:style-name="P10"><text:span text:style-name="T7">Chunking Phase </text:span></text:p>
      <text:p text:style-name="P11">This Phase needs a grammar file which consists of grammar to be followed and a sentence as an input. It will take the tag-sequence of the given sentence from the files that were generated from pos-tagging part and then use it to give <text:s/>a chunked sentence as an output.</text:p>
      <text:p text:style-name="P11">The grammar must be in Chomsky Normal Form.</text:p>
      <text:p text:style-name="P11"><text:soft-page-break/></text:p>
      <text:p text:style-name="P14"><text:span text:style-name="T13">Chomsky Normal Form</text:span></text:p>
      <text:p text:style-name="P12">A context-free grammar is said to be in Chomsky normal form if these rules are satisfied.</text:p>
      <text:p text:style-name="P12">A-&gt;BC</text:p>
      <text:p text:style-name="P12">A-&gt;a</text:p>
      <text:p text:style-name="P12">S→ε</text:p>
      <text:p text:style-name="P5"><text:span text:style-name="T10">where A,B,C are non-teminal symbols ,a is said to be terminal symbol ,S is start symbol and </text:span><text:span text:style-name="T9">ε </text:span><text:span text:style-name="T10">is the empty string.</text:span></text:p>
      <text:p text:style-name="P6"><text:span text:style-name="T10">Algorithm for Chunking</text:span></text:p>
      <text:p text:style-name="P15"><text:span text:style-name="T10">Since we only need to chunk a given sentence and not find various probabilities for said chunking to occur we don’t concern ourselves with probabilities </text:span><text:span text:style-name="T12">except</text:span><text:span text:style-name="T10"> for selecting the tagged-sequence that has maximum probability to occur in pos-tagging part.</text:span></text:p>
      <text:p text:style-name="P16"><text:span text:style-name="T10">So basically we output the all chunks which can be accepted by the grammar using the CYK parser. If no possible chunks exist we print an error </text:span><text:span text:style-name="T11">message.</text:span></text:p>
      <text:p text:style-name="P1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1:23:13.616558874</meta:creation-date>
    <dc:date>2017-11-24T13:39:17.258042952</dc:date>
    <meta:editing-duration>PT50M45S</meta:editing-duration>
    <meta:editing-cycles>1</meta:editing-cycles>
    <meta:document-statistic meta:table-count="0" meta:image-count="0" meta:object-count="0" meta:page-count="2" meta:paragraph-count="23" meta:word-count="347" meta:character-count="2016" meta:non-whitespace-character-count="1639"/>
    <meta:generator>LibreOffice/5.1.6.2$Linux_X86_64 LibreOffice_project/10m0$Build-2</meta:generator>
  </office:meta>
</office:document-meta>
</file>